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ServerHttpRequestTests.query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ServerHttpRequestTests.httpMethodNotNullOr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ServerHttpRequestTests.cookieHeade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ckServerHttpRequestTests.httpMethodNotNullOrEmpty( ThrowingCallable cal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